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9000000216D354873814244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Symbol1" svg:font-family="Symbol" style:font-adornments="Regular" style:font-family-generic="roman" style:font-pitch="variable" style:font-charset="x-symbol"/>
    <style:font-face style:name="Arial" svg:font-family="Arial" style:font-family-generic="swiss"/>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paragraph-rsid="000df544"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officeooo:paragraph-rsid="000a8104" style:font-size-asian="14pt" style:font-size-complex="14pt"/>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style:font-size-asian="20pt" style:font-size-complex="20pt"/>
    </style:style>
    <style:style style:name="P12" style:family="paragraph" style:parent-style-name="Standard">
      <style:paragraph-properties fo:text-align="justify" style:justify-single-word="false"/>
    </style:style>
    <style:style style:name="P13" style:family="paragraph" style:parent-style-name="Standard">
      <style:paragraph-properties fo:line-height="150%"/>
      <style:text-properties style:text-underline-style="solid" style:text-underline-width="auto" style:text-underline-color="font-color"/>
    </style:style>
    <style:style style:name="P14"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justify" style:justify-single-word="false"/>
      <style:text-properties officeooo:rsid="000c4719" officeooo:paragraph-rsid="000c4719"/>
    </style:style>
    <style:style style:name="P16" style:family="paragraph" style:parent-style-name="Standard">
      <style:paragraph-properties fo:text-align="justify" style:justify-single-word="false"/>
      <style:text-properties officeooo:rsid="000d23a0" officeooo:paragraph-rsid="000d23a0"/>
    </style:style>
    <style:style style:name="P17"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text-properties officeooo:rsid="000d23a0"/>
    </style:style>
    <style:style style:name="P19" style:family="paragraph" style:parent-style-name="Standard">
      <style:paragraph-properties fo:text-align="start" style:justify-single-word="false"/>
      <style:text-properties officeooo:rsid="000d23a0"/>
    </style:style>
    <style:style style:name="P20" style:family="paragraph" style:parent-style-name="Standard">
      <style:paragraph-properties fo:text-align="justify" style:justify-single-word="false"/>
    </style:style>
    <style:style style:name="P21" style:family="paragraph" style:parent-style-name="Standard" style:list-style-name="WWNum4">
      <style:paragraph-properties fo:text-align="justify" style:justify-single-word="false"/>
    </style:style>
    <style:style style:name="P22" style:family="paragraph" style:parent-style-name="Standard" style:list-style-name="L1">
      <style:paragraph-properties fo:text-align="justify" style:justify-single-word="false"/>
      <style:text-properties officeooo:paragraph-rsid="001c8bdc"/>
    </style:style>
    <style:style style:name="P23" style:family="paragraph" style:parent-style-name="Standard">
      <style:paragraph-properties fo:text-align="justify" style:justify-single-word="false"/>
      <style:text-properties fo:font-weight="bold" officeooo:rsid="001c8bdc" officeooo:paragraph-rsid="001c8bdc" style:font-weight-asian="bold" style:font-weight-complex="bold"/>
    </style:style>
    <style:style style:name="P24" style:family="paragraph" style:parent-style-name="Standard" style:list-style-name="L1">
      <style:paragraph-properties fo:text-align="justify" style:justify-single-word="false"/>
      <style:text-properties officeooo:rsid="001c8bdc" officeooo:paragraph-rsid="001c8bdc"/>
    </style:style>
    <style:style style:name="P25" style:family="paragraph" style:parent-style-name="Standard" style:list-style-name="L2">
      <style:paragraph-properties fo:text-align="justify" style:justify-single-word="false"/>
      <style:text-properties officeooo:rsid="001c8bdc" officeooo:paragraph-rsid="001c8bdc"/>
    </style:style>
    <style:style style:name="P26" style:family="paragraph" style:parent-style-name="Standard" style:master-page-name="">
      <loext:graphic-properties draw:fill="none"/>
      <style:paragraph-properties fo:margin-left="0in" fo:margin-right="0.3118in" fo:line-height="150%" fo:text-align="justify" style:justify-single-word="false" fo:orphans="2" fo:widows="2" fo:hyphenation-ladder-count="no-limit" fo:text-indent="0in" style:auto-text-indent="false" style:page-number="auto" fo:background-color="transparent" style:writing-mode="lr-tb"/>
      <style:text-properties fo:font-size="14pt" fo:font-weight="bold" officeooo:paragraph-rsid="001895d0" style:font-size-asian="14pt" style:font-weight-asian="bold" style:font-size-complex="14pt" style:font-weight-complex="bold" fo:hyphenate="false" fo:hyphenation-remain-char-count="2" fo:hyphenation-push-char-count="2"/>
    </style:style>
    <style:style style:name="P27" style:family="paragraph" style:parent-style-name="Standard">
      <loext:graphic-properties draw:fill="none"/>
      <style:paragraph-properties fo:margin-left="0in" fo:margin-right="0.3118in" fo:line-height="150%" fo:text-align="justify" style:justify-single-word="false" fo:orphans="2" fo:widows="2" fo:hyphenation-ladder-count="no-limit" fo:text-indent="0in" style:auto-text-indent="false" fo:background-color="transparent" style:writing-mode="lr-tb"/>
      <style:text-properties fo:font-size="14pt" fo:font-weight="bold" officeooo:paragraph-rsid="001895d0" style:font-size-asian="14pt" style:font-weight-asian="bold" style:font-size-complex="14pt" style:font-weight-complex="bold" fo:hyphenate="false" fo:hyphenation-remain-char-count="2" fo:hyphenation-push-char-count="2"/>
    </style:style>
    <style:style style:name="P28" style:family="paragraph" style:parent-style-name="Heading"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a8104"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font-size="14pt" style:text-underline-style="solid" style:text-underline-width="auto" style:text-underline-color="font-color" fo:font-weight="bold" officeooo:rsid="000a8104" style:font-size-asian="14pt" style:font-weight-asian="bold" style:font-size-complex="14pt"/>
    </style:style>
    <style:style style:name="T6" style:family="text">
      <style:text-properties officeooo:rsid="00078ec0"/>
    </style:style>
    <style:style style:name="T7" style:family="text">
      <style:text-properties officeooo:rsid="000a8104"/>
    </style:style>
    <style:style style:name="T8" style:family="text">
      <style:text-properties officeooo:rsid="000c4719"/>
    </style:style>
    <style:style style:name="T9" style:family="text">
      <style:text-properties officeooo:rsid="000d23a0"/>
    </style:style>
    <style:style style:name="T10" style:family="text">
      <style:text-properties officeooo:rsid="0019ef9b"/>
    </style:style>
    <style:style style:name="T11" style:family="text">
      <style:text-properties officeooo:rsid="001b8c6a"/>
    </style:style>
    <style:style style:name="T12" style:family="text">
      <style:text-properties officeooo:rsid="001c8bdc"/>
    </style:style>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GoBack"/><draw:frame draw:style-name="fr1" draw:name="Picture 1" text:anchor-type="as-char" svg:width="0.9272in" svg:height="0.4374in" draw:z-index="0"><draw:image xlink:href="Pictures/1000000000000059000000216D35487381424440.png" xlink:type="simple" xlink:show="embed" xlink:actuate="onLoad"/></draw:frame></text:p>
      <text:p text:style-name="P2">INDORE</text:p>
      <text:p text:style-name="P2"/>
      <text:p text:style-name="P5">Medi-Caps Institute of Science and Technology, Indore</text:p>
      <text:p text:style-name="P3">Department of Computer Science</text:p>
      <text:p text:style-name="P3">March, 2017</text:p>
      <text:p text:style-name="P9"/>
      <text:p text:style-name="P10">SYNOPSIS</text:p>
      <text:p text:style-name="P10">ON</text:p>
      <text:p text:style-name="P11">Real-Time Earthquake Report App</text:p>
      <text:p text:style-name="P11"/>
      <text:p text:style-name="P12"><text:span text:style-name="T1">Project Guide</text:span><text:span text:style-name="T3"><text:tab/> <text:s text:c="41"/></text:span><text:span text:style-name="T1">Submitted By<text:tab/></text:span></text:p>
      <text:p text:style-name="P12"><text:span text:style-name="T3">Ms. Pallavi Asrodia</text:span><text:span text:style-name="T1"><text:tab/><text:tab/> <text:s text:c="3"/><text:tab/><text:tab/></text:span><text:span text:style-name="T3">Rahul Maheshwari (0876CS141122)</text:span></text:p>
      <text:p text:style-name="P6">Assistant Professor <text:s text:c="24"/><text:tab/> <text:s text:c="9"/>Rishabh Panwar (0876CS141125)</text:p>
      <text:p text:style-name="P6"><text:tab/><text:tab/><text:tab/><text:tab/><text:tab/><text:tab/> <text:s text:c="9"/>Shreyas Sane (0876CS141149) <text:s text:c="76"/></text:p>
      <text:p text:style-name="P12"><text:span text:style-name="T1">Submitted To</text:span><text:span text:style-name="T3"><text:tab/><text:tab/><text:tab/><text:tab/><text:tab/><text:tab/><text:tab/><text:tab/></text:span></text:p>
      <text:p text:style-name="P7">Ms. Swati Tahiliani <text:s text:c="85"/></text:p>
      <text:p text:style-name="P7">Assistant Professor </text:p>
      <text:p text:style-name="P4"><text:tab/><text:tab/><text:tab/></text:p>
      <text:p text:style-name="P26"><text:tab/><text:tab/><text:tab/></text:p>
      <text:p text:style-name="P27"/>
      <text:p text:style-name="P27"/>
      <text:p text:style-name="P27"><text:tab/><text:tab/><text:tab/>Department of Computer Science and Engineering </text:p>
      <text:p text:style-name="P17"><text:tab/>March, 2017</text:p>
      <text:p text:style-name="P13"><text:soft-page-break/></text:p>
      <text:p text:style-name="P14"/>
      <text:p text:style-name="Standard"/>
      <text:p text:style-name="P1"/>
      <text:p text:style-name="P1"/>
      <text:p text:style-name="P8">ABSTRACT</text:p>
      <text:p text:style-name="P8"/>
      <text:p text:style-name="P12">The Real Time Earthquake Information App is dedicated to alert users about the recent earthquakes in real time. <text:span text:style-name="T10">Existing applications available are not very useful as they present information in a very uneasy manner which makes it difficult for the user to get the useful information. </text:span>The idea is to design an application based on Android OS which provides real time information of recent earthquake from all around the world. In this application we provide the information such as magnitude, location (graphically as well as coordinates), number of people who felt it, date and time of earthquake. <text:span text:style-name="T7">Initially user is presented with earthquakes all around the world but later on it can be filtered by the user based on location, magnitude, etc.</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Standard"><text:soft-page-break/><text:span text:style-name="T2">1. </text:span><text:span text:style-name="T4">INTRODUCTION</text:span></text:p>
      <text:p text:style-name="Standard"/>
      <text:p text:style-name="P12">Real time earthquake Report is an Android based application which runs on mobile phones having older versions of Android also. It is an earthquake information application which delivers all the information of recent earthquakes. It also includes a beautifully simple designed UI optimized for all version of Android from Android KitKat to Android Nougat. This application is also flexible that it even works on slow internet connection. The information contains the location of earthquake, its date and time, magnitude, etc. User can also customize the results by state or country by applying appropriate information display filters. User can also see the exact location of earthquake by viewing the earthquake on map. Application gets a theme based design where user can choose theme as per their choice. The application design is very user friendly and eye-catchy and makes it easy for the user to scan the relative information. <text:s/></text:p>
      <text:p text:style-name="Standard"/>
      <text:p text:style-name="Standard"/>
      <text:p text:style-name="Standard"><text:span text:style-name="T5">2. </text:span><text:span text:style-name="T4">PROBLEM DOMAIN </text:span></text:p>
      <text:p text:style-name="Standard"/>
      <text:p text:style-name="P12">Nowadays users prefer mobile apps over <text:span text:style-name="T8">websites. Websites</text:span> take more time to load and are cumbersome because there is difficulty to search for earthquakes as <text:span text:style-name="T8">one</text:span> needs to browse internet for information which may lead to information conten<text:span text:style-name="T8">t ir</text:span>relevant to the user. The real time information of earthquake is available on website (usgs.gov) but the problem is that a user has to search for earthquakes section and it consumes a lot of time and sometimes makes the user unable to get the information what they need. Whereas with the help of a mobile app user only needs an android <text:span text:style-name="T6">smart phone</text:span> with an active internet connection. User can get information as soon as he open the app. They don’t have to search for the results, they gets information in an instant. Also mobile app provide better personalization, accessible anywhere, works faster than websites and easier to load on slow connections and consumes less internet bandwidth.</text:p>
      <text:p text:style-name="P12"><text:tab/><text:span text:style-name="T8">Existing earthquake applications also provide this information but they do not provide it in real time and are not easy to scan because of poor UX design, also there is no authenticity of the earthquake data they provide. Our app will update all the data in real time from the trusted API source into a beautifully optimized UI to enable the user to scan the data quickly.</text:span></text:p>
      <text:p text:style-name="Standard"><text:tab/><text:tab/><text:tab/><text:tab/><text:tab/><text:tab/><text:span text:style-name="T11">1</text:span></text:p>
      <text:p text:style-name="Standard"><text:soft-page-break/><text:span text:style-name="T5">3. </text:span><text:span text:style-name="T4">SOLUTION DOMAIN</text:span></text:p>
      <text:p text:style-name="Standard"/>
      <text:p text:style-name="P15">Getting updated earthquake information is difficult for a person as one can not look for the recent changes on the website frequently. So we provided the solution using an android based application which can help user to be updated relating <text:span text:style-name="T9">to </text:span>any <text:span text:style-name="T9">recent</text:span> earthquake activity.</text:p>
      <text:p text:style-name="P12">For developing the android application based on the idea mentioned above knowledge of the following concepts is required:</text:p>
      <text:list xml:id="list5445426573847109412" text:style-name="WWNum4">
        <text:list-item>
          <text:p text:style-name="P21">Proper knowledge of <text:span text:style-name="T8">Android</text:span> programming <text:span text:style-name="T8">concepts</text:span> and better understanding of Android components.</text:p>
        </text:list-item>
        <text:list-item>
          <text:p text:style-name="P21">Networking concepts in android and implementing them using android studio.</text:p>
        </text:list-item>
        <text:list-item>
          <text:p text:style-name="P21">Multi-threading and parallel processing concepts in android.</text:p>
        </text:list-item>
        <text:list-item>
          <text:p text:style-name="P21">Use of dynamic lists and JSON parsing</text:p>
        </text:list-item>
      </text:list>
      <text:p text:style-name="Standard"/>
      <text:p text:style-name="Standard"/>
      <text:p text:style-name="Standard"><text:span text:style-name="T5">4. </text:span><text:span text:style-name="T4">SYSTEM DOMAIN</text:span></text:p>
      <text:p text:style-name="Standard"/>
      <text:p text:style-name="P12">Tools, technology, environment, platform and hardware and software specifications needed for implementing the proposed idea are as follows:- </text:p>
      <text:p text:style-name="P12"/>
      <text:p text:style-name="P23">4.1 Hardware Requirements </text:p>
      <text:list xml:id="list883537875117913313" text:style-name="L1">
        <text:list-item>
          <text:p text:style-name="P24">4gb RAM </text:p>
        </text:list-item>
        <text:list-item>
          <text:p text:style-name="P24">Intel i5 processor 1.7ghz</text:p>
        </text:list-item>
        <text:list-item>
          <text:p text:style-name="P24">Android Phone for Testing Purpose</text:p>
        </text:list-item>
        <text:list-item>
          <text:p text:style-name="P22"><text:span text:style-name="T12">50 mb HDD space</text:span></text:p>
        </text:list-item>
      </text:list>
      <text:p text:style-name="P12"/>
      <text:p text:style-name="P23">4.2 Software Requirements</text:p>
      <text:list xml:id="list1725208675528426678" text:style-name="L2">
        <text:list-item>
          <text:p text:style-name="P25">System running Windows 10</text:p>
        </text:list-item>
        <text:list-item>
          <text:p text:style-name="P25">Android 6.0.1 Marshmallow for testing </text:p>
        </text:list-item>
        <text:list-item>
          <text:p text:style-name="P25">Android Studio v2.3.1</text:p>
        </text:list-item>
        <text:list-item>
          <text:p text:style-name="P25">Photoshop</text:p>
        </text:list-item>
      </text:list>
      <text:p text:style-name="Standard"><text:span text:style-name="T11"><text:tab/><text:tab/><text:tab/><text:tab/><text:tab/><text:tab/>2</text:span><text:tab/><text:tab/><text:tab/><text:tab/><text:tab/></text:p>
      <text:p text:style-name="Standard"><text:soft-page-break/><text:span text:style-name="T5">5. </text:span><text:span text:style-name="T4">APPLICATION DOMAIN</text:span></text:p>
      <text:p text:style-name="P8"/>
      <text:p text:style-name="P16">The application is accessible on android versions from android KitKat to android Nougat.</text:p>
      <text:p text:style-name="P12">This application is developed to remove the difficulties that user faces while getting the information about earthquakes from the US government website. The site provides all the information but finding it is a tedious and difficult task as the website has relatively huge amount of information about many different fields other than earthquakes and even if user got access to the page about earthquake information then filtering the information is a tough task for them, so our application allows user to easily scan real time information about all the recent earthquakes in a very interactive manner with the help of a beautifully designed UI which will allow the user to view only the information that he wants, eliminating other irrelevant information.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ab/><text:tab/><text:tab/><text:tab/><text:tab/><text:tab/><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Symbol1" svg:font-family="Symbol" style:font-adornments="Regular" style:font-family-generic="roman" style:font-pitch="variable" style:font-charset="x-symbol"/>
    <style:font-face style:name="Arial" svg:font-family="Arial" style:font-family-generic="swiss"/>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fo:hyphenation-ladder-count="no-limit" style:writing-mode="lr-tb"/>
      <style:text-properties fo:color="#00000a" fo:font-size="12pt" style:font-size-asian="12pt" style:language-asian="zh" style:country-asian="CN"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Title" style:family="paragraph" style:parent-style-name="Standard" style:next-style-name="Text_20_body" style:default-outline-level="" style:class="chapter">
      <style:paragraph-properties fo:text-align="center" style:justify-single-word="false"/>
      <style:text-properties fo:color="#00000a" style:rfc-language-tag="x-none" fo:font-weight="bold" style:font-weight-asian="bold" style:font-weight-complex="bold"/>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Title_20_Char" style:display-name="Title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alloon_20_Text_20_Char" style:display-name="Balloon Text Char" style:family="text">
      <style:text-properties fo:color="#00000a"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437in" style:layout-grid-ruby-height="0.1063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18</meta:editing-cycles>
    <meta:print-date>1601-01-01T00:00:00</meta:print-date>
    <meta:creation-date>2017-03-15T16:06:00</meta:creation-date>
    <dc:date>2017-04-20T14:18:12.207000000</dc:date>
    <meta:editing-duration>PT27M43S</meta:editing-duration>
    <meta:generator>LibreOffice/5.1.0.3$Windows_X86_64 LibreOffice_project/5e3e00a007d9b3b6efb6797a8b8e57b51ab1f737</meta:generator>
    <meta:document-statistic meta:table-count="0" meta:image-count="1" meta:object-count="0" meta:page-count="5" meta:paragraph-count="51" meta:word-count="859" meta:character-count="5673" meta:non-whitespace-character-count="45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